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style>
    <style:style style:name="P2" style:family="paragraph" style:parent-style-name="Standard">
      <style:paragraph-properties fo:line-height="150%"/>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style:text-properties fo:font-size="13pt" style:font-size-asian="13pt" style:font-size-complex="13pt"/>
    </style:style>
    <style:style style:name="P5" style:family="paragraph" style:parent-style-name="Standard">
      <style:paragraph-properties fo:line-height="150%"/>
    </style:style>
    <style:style style:name="P6" style:family="paragraph" style:parent-style-name="Standard" style:list-style-name="L1">
      <style:paragraph-properties fo:line-height="150%"/>
    </style:style>
    <style:style style:name="P7" style:family="paragraph" style:parent-style-name="Standard" style:list-style-name="L2">
      <style:paragraph-properties fo:line-height="150%"/>
    </style:style>
    <style:style style:name="P8" style:family="paragraph" style:parent-style-name="Standard" style:list-style-name="L3">
      <style:paragraph-properties fo:line-height="150%"/>
    </style:style>
    <style:style style:name="P9" style:family="paragraph" style:parent-style-name="Standard" style:list-style-name="L4">
      <style:paragraph-properties fo:line-height="150%"/>
    </style:style>
    <style:style style:name="P10" style:family="paragraph" style:parent-style-name="Standard" style:list-style-name="L5">
      <style:paragraph-properties fo:line-height="150%"/>
    </style:style>
    <style:style style:name="P11" style:family="paragraph" style:parent-style-name="Standard" style:list-style-name="L6">
      <style:paragraph-properties fo:line-height="150%"/>
    </style:style>
    <style:style style:name="P12" style:family="paragraph" style:parent-style-name="Standard">
      <style:paragraph-properties fo:line-height="150%"/>
      <style:text-properties fo:font-size="13pt" style:font-size-asian="13pt" style:font-size-complex="13pt"/>
    </style:style>
    <style:style style:name="P13" style:family="paragraph" style:parent-style-name="Standard" style:list-style-name="L7">
      <style:paragraph-properties fo:line-height="150%" fo:text-align="justify" style:justify-single-word="false"/>
      <style:text-properties fo:color="#000000"/>
    </style:style>
    <style:style style:name="P14" style:family="paragraph" style:parent-style-name="Standard" style:list-style-name="L8">
      <style:paragraph-properties fo:line-height="150%" fo:text-align="justify" style:justify-single-word="false"/>
      <style:text-properties fo:color="#000000"/>
    </style:style>
    <style:style style:name="P15" style:family="paragraph" style:parent-style-name="Standard">
      <style:paragraph-properties fo:line-height="150%" fo:text-align="justify" style:justify-single-word="false"/>
      <style:text-properties fo:color="#000000" fo:font-weight="normal" style:font-weight-asian="normal" style:font-weight-complex="normal"/>
    </style:style>
    <style:style style:name="P16" style:family="paragraph" style:parent-style-name="Standard">
      <style:paragraph-properties fo:line-height="150%" fo:text-align="justify" style:justify-single-word="false"/>
      <style:text-properties fo:color="#000000" style:text-underline-style="none" fo:font-weight="normal" style:font-weight-asian="normal" style:font-weight-complex="normal"/>
    </style:style>
    <style:style style:name="P17" style:family="paragraph" style:parent-style-name="Standard">
      <style:paragraph-properties fo:line-height="150%" fo:text-align="justify" style:justify-single-word="false"/>
      <style:text-properties fo:color="#000000" style:text-underline-style="solid" style:text-underline-width="auto" style:text-underline-color="font-color" fo:font-weight="normal" style:font-weight-asian="normal" style:font-weight-complex="normal"/>
    </style:style>
    <style:style style:name="P18" style:family="paragraph" style:parent-style-name="Standard">
      <style:paragraph-properties fo:line-height="150%"/>
      <style:text-properties fo:font-size="12pt" style:font-size-asian="12pt" style:font-size-complex="12pt"/>
    </style:style>
    <style:style style:name="P19" style:family="paragraph" style:parent-style-name="Footnote">
      <style:paragraph-properties fo:margin-left="0cm" fo:margin-right="0cm" fo:text-indent="0cm" style:auto-text-indent="false"/>
    </style:style>
    <style:style style:name="T1" style:family="text">
      <style:text-properties fo:color="#800000"/>
    </style:style>
    <style:style style:name="T2" style:family="text">
      <style:text-properties fo:color="#800000" fo:font-weight="normal" style:font-weight-asian="normal" style:font-weight-complex="normal"/>
    </style:style>
    <style:style style:name="T3" style:family="text">
      <style:text-properties fo:color="#c0c0c0"/>
    </style:style>
    <style:style style:name="T4" style:family="text">
      <style:text-properties fo:color="#c0c0c0" fo:font-weight="normal" style:font-weight-asian="normal" style:font-weight-complex="normal"/>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style:text-underline-style="solid" style:text-underline-width="auto" style:text-underline-color="font-color"/>
    </style:style>
    <style:style style:name="T8" style:family="text">
      <style:text-properties fo:color="#008000"/>
    </style:style>
    <style:style style:name="T9" style:family="text">
      <style:text-properties fo:color="#008000" fo:font-weight="normal" style:font-weight-asian="normal" style:font-weight-complex="normal"/>
    </style:style>
    <style:style style:name="T10" style:family="text">
      <style:text-properties fo:color="#800080"/>
    </style:style>
    <style:style style:name="T11" style:family="text">
      <style:text-properties fo:color="#800080" fo:font-weight="normal" style:font-weight-asian="normal" style:font-weight-complex="normal"/>
    </style:style>
    <style:style style:name="T12" style:family="text">
      <style:text-properties fo:color="#808000"/>
    </style:style>
    <style:style style:name="T13" style:family="text">
      <style:text-properties fo:color="#808000" fo:font-weight="normal" style:font-weight-asian="normal" style:font-weight-complex="normal"/>
    </style:style>
    <style:style style:name="T14" style:family="text">
      <style:text-properties fo:font-size="12pt" style:font-size-asian="12pt" style:font-size-complex="12pt"/>
    </style:style>
    <style:style style:name="T1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ge </text:p>
      <text:p text:style-name="P2">15/20 pages</text:p>
      <text:p text:style-name="P2">plan (ébauche)</text:p>
      <text:list xml:id="list951830845" text:style-name="L1">
        <text:list-item>
          <text:p text:style-name="P6">page 2 d’engagement de non plagiat</text:p>
        </text:list-item>
        <text:list-item>
          <text:p text:style-name="P6">page 3 remerciement </text:p>
        </text:list-item>
        <text:list-item>
          <text:p text:style-name="P6">page 4 sommaire </text:p>
        </text:list-item>
      </text:list>
      <text:p text:style-name="P2">Intro </text:p>
      <text:p text:style-name="P2">Partie I : </text:p>
      <text:p text:style-name="P2">partie a : le choix du projet</text:p>
      <text:list xml:id="list1810506626" text:style-name="L2">
        <text:list-item>
          <text:p text:style-name="P7">Pourquoi un stage en labo plutot qu’en labo (critique point foet/faible /rap entreprise)</text:p>
        </text:list-item>
        <text:list-item>
          <text:p text:style-name="P7">deuxieme choix et pourquoi</text:p>
        </text:list-item>
        <text:list-item>
          <text:p text:style-name="P7">Horaires</text:p>
        </text:list-item>
        <text:list-item>
          <text:p text:style-name="P7">rencontre avec le prof (date conséquence explication se que ca ns apporté)</text:p>
        </text:list-item>
      </text:list>
      <text:p text:style-name="P2"/>
      <text:p text:style-name="P2">partie b : Présentation du sujet</text:p>
      <text:list xml:id="list2080103243" text:style-name="L3">
        <text:list-item>
          <text:list>
            <text:list-item>
              <text:p text:style-name="P8">outils existants</text:p>
            </text:list-item>
            <text:list-item>
              <text:p text:style-name="P8">explication sujet</text:p>
            </text:list-item>
            <text:list-item>
              <text:p text:style-name="P8">ce que l'on va faire</text:p>
            </text:list-item>
          </text:list>
        </text:list-item>
      </text:list>
      <text:p text:style-name="P2">Partie II :</text:p>
      <text:list xml:id="list2091781839" text:style-name="L4">
        <text:list-item>
          <text:list>
            <text:list-item>
              <text:p text:style-name="P9">notre projet</text:p>
            </text:list-item>
            <text:list-item>
              <text:p text:style-name="P9">principal difficulté (attention pas trop d'aspects techniques)</text:p>
            </text:list-item>
            <text:list-item>
              <text:p text:style-name="P9">langage utilisé </text:p>
            </text:list-item>
            <text:list-item>
              <text:p text:style-name="P9">explication du projet </text:p>
            </text:list-item>
            <text:list-item>
              <text:p text:style-name="P9">situation initiale / final </text:p>
            </text:list-item>
            <text:list-item>
              <text:p text:style-name="P9">regret ou amélioration</text:p>
            </text:list-item>
            <text:list-item>
              <text:p text:style-name="P9"/>
            </text:list-item>
          </text:list>
        </text:list-item>
      </text:list>
      <text:p text:style-name="P2">// CONCLU </text:p>
      <text:p text:style-name="P2">Partie III :</text:p>
      <text:list xml:id="list1606012613" text:style-name="L5">
        <text:list-item>
          <text:list>
            <text:list-item>
              <text:p text:style-name="P10">ce que le stage a apporté</text:p>
            </text:list-item>
            <text:list-item>
              <text:p text:style-name="P10">Plan de carrière futur …</text:p>
            </text:list-item>
            <text:list-item>
              <text:p text:style-name="P10">aide pour un métier ou spécialisation …</text:p>
            </text:list-item>
            <text:list-item>
              <text:p text:style-name="P10">positif / négatif …</text:p>
            </text:list-item>
          </text:list>
        </text:list-item>
      </text:list>
      <text:p text:style-name="P2">Conclu + ouverture</text:p>
      <text:p text:style-name="P4"><text:soft-page-break/>Introduction :</text:p>
      <text:p text:style-name="P2"/>
      <text:p text:style-name="P2"><text:tab/><text:span text:style-name="T14">Du 23 Avril au 30 Mai nous avons effectué un stage à la faculté des Sciences de l'université d'Angers, au département informatique sous la direction de Monsieur Vincent Barichard et, pendant son absence, de Monsieur David Genest. </text:span></text:p>
      <text:p text:style-name="P18"/>
      <text:p text:style-name="P18"><text:tab/>Compte tenu de la durée du stage il nous semblait plus intéressant de faire le stage au département informatique plutôt qu'en entreprise. De plus le fait que le stage se passe en binôme semblait un défi intéressant tant pour l'organisation que pour la communication.</text:p>
      <text:p text:style-name="P18"><text:tab/></text:p>
      <text:p text:style-name="P18"><text:tab/>Le sujet de stage, qui nous a été donné, est de développer un logiciel permettant de créer automatiquement un chemin sur une carte chargée préalablement. L'utilisateur est donc amené à sélectionner une carte puis à choisir un « chemin ». Une fois terminé, l'utilisateur peut exporté son tracé pour l'exploiter sur d'autres plate-formes tel qu'un GPS classique ou encore une montre.</text:p>
      <text:p text:style-name="P18"><text:tab/></text:p>
      <text:p text:style-name="P18"><text:tab/>On fut alors amené à se poser la question suivante : comment allions-nous pouvoir implémenter un <text:s/>programme QT possédant les fonctions de recherche et de créations de chemins, disposant de coordonnées GPS associées et répondant aux attentes d'un utilisateur ?</text:p>
      <text:p text:style-name="P18"><text:tab/></text:p>
      <text:p text:style-name="P18"><text:tab/>Nous allons tenter d'apporter une réponse à cette question en deux points. Tout d'abord une <text:s/>présentation de <text:s/>notre organisation autour de ce stage puis nous allons apporter une analyse plus approfondi du sujet.</text:p>
      <text:p text:style-name="P18"><text:tab/>Enfin nous expliquerons les choix que nous avons été amené a faire en terme d'algorithme par l'exposer de différentes méthodes.</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2">Partie I : </text:p>
      <text:p text:style-name="P2"/>
      <text:p text:style-name="P2">Organisation :</text:p>
      <text:p text:style-name="P2"><text:tab/>La première étape <text:s/>que nous avons mis en place a été la création d'un répertoire commun GIT, dans le but d'échanger nos fichiers plus rapidement. En effet, les conflits entre les versions étant gérés par Git automatiquement, nous avons pu travailler indépendamment sur le code. <text:s/></text:p>
      <text:p text:style-name="P2">Nous avons choisi Github pour héberger nos fichiers (consultable sur le lien suivant: <text:a xlink:type="simple" xlink:href="https://github.com/kirby49/stage_2012">https://github.com/kirby49/stage_2012</text:a>) pour son interface avec la possibilité de lire les fichiers directement en ligne. </text:p>
      <text:p text:style-name="P2"><text:tab/>La deuxième fut d'apprendre et de comprendre le fonctionnement du framework Qt. Un framework est <text:s/>ensemble d'outils ou de bibliothèques s'ajoutant à un langage dans un but précis, ici Qt vient apporter un partie interface graphique au langage orienté objet C++. Nous avons choisi de programmer avec le logiciel <text:s/>QtCreator, ce logiciel est sous licence GPL autrement dit c'est un logiciel libre. Un des avantages de ce logiciel c'est qu'il embarque un débogueur, ainsi que la documentation du framework. <text:s/>En ce qui concerne l'apprentissage nous avons utilisé essentiellement le site du zéro<text:note text:id="ftn1" text:note-class="footnote"><text:note-citation>1</text:note-citation><text:note-body><text:p text:style-name="Footnote">Adresse du site : <text:s/><text:a xlink:type="simple" xlink:href="http://www.siteduzero.com/tutoriel-3-11250-compiler-votre-premiere-fenetre-qt.html">http://www.siteduzero.com/tutoriel-3-11250-compiler-votre-premiere-fenetre-qt.html</text:a></text:p></text:note-body></text:note> pour ce familiariser avant Qt, puis les travaux pratique de Monsieur Vincent Barichard<text:note text:id="ftn2" text:note-class="footnote"><text:note-citation>2</text:note-citation><text:note-body><text:p text:style-name="Footnote">Adresse du site : <text:a xlink:type="simple" xlink:href="http://www.info.univ-angers.fr/pub/barichar/page_perso/index.php?page=enseignements">http://www.info.univ-angers.fr/pub/barichar/page_perso/index.php?page=enseignements</text:a></text:p></text:note-body></text:note>. </text:p>
      <text:p text:style-name="P2"/>
      <text:p text:style-name="P2"/>
      <text:p text:style-name="P2"/>
      <text:p text:style-name="P2"/>
      <text:p text:style-name="P2"/>
      <text:p text:style-name="P2">partie a : Analyse du sujet</text:p>
      <text:p text:style-name="P2"/>
      <text:p text:style-name="P2">Rappel du projet demandé pendant le stage :</text:p>
      <text:p text:style-name="P2">« Il s'agit de développer un logiciel permettant de déterminer automatiquement des chemins sur un fond de carte donné sous forme d'image. L'utilisateur endossera le rôle d'un randonneur voulant construire une randonnée passant par des chemins balisés. Après s'être procuré la carte IGN de la zone géographique de la région de sa randonnée, il utilise le logiciel qui tracera</text:p>
      <text:p text:style-name="P2">une route sur les chemins balisés qu'il a sélectionné sur la carte. Le résultat sera exporté au format GPX, format libre et exploitable par un grand nombre de GPS et logiciels de cartographie.»</text:p>
      <text:p text:style-name="P2"/>
      <text:p text:style-name="P2"/>
      <text:p text:style-name="P2"><text:soft-page-break/><text:note text:id="ftn0" text:note-class="footnote"><text:note-citation>3</text:note-citation><text:note-body><text:p text:style-name="Footnote"/></text:note-body></text:note></text:p>
      <text:p text:style-name="P2">Grands axes du projet :</text:p>
      <text:p text:style-name="P2">Le programme différencie la partie interface du logiciel, les algorithmes de tracé de chemins et les algorithmes pour l'export en format GPX du tracé.</text:p>
      <text:p text:style-name="P2">L'interface logiciel :</text:p>
      <text:list xml:id="list1842596358" text:style-name="L6">
        <text:list-item>
          <text:list>
            <text:list-item>
              <text:p text:style-name="P11">Qfenetre</text:p>
            </text:list-item>
            <text:list-item>
              <text:p text:style-name="P11">Qlayout</text:p>
            </text:list-item>
            <text:list-item>
              <text:p text:style-name="P11">Qimage</text:p>
            </text:list-item>
            <text:list-item>
              <text:p text:style-name="P11">Qboutton</text:p>
            </text:list-item>
            <text:list-item>
              <text:p text:style-name="P11">Qbar</text:p>
            </text:list-item>
          </text:list>
        </text:list-item>
      </text:list>
      <text:p text:style-name="P2"/>
      <text:p text:style-name="P2">Algorithme de comparaison de couleurs :</text:p>
      <text:p text:style-name="P2"><text:tab/>Pour vérifier si 2 couleurs sont identiques, on compare les 3 couleurs primaires (Red, green,blue). On additionne la différence de chaque éléments et au delà d'un seuils on considère que les couleurs sont différentes.</text:p>
      <text:p text:style-name="P2"/>
      <text:p text:style-name="P2"/>
      <text:p text:style-name="P2">Algorithme de tracé de chemin :</text:p>
      <text:p text:style-name="P2"><text:tab/>Le tracé d'un chemin sur la carte fonctionne de la façon suivante :</text:p>
      <text:p text:style-name="P2">Dans un premier temps l'utilisateur clique sur le point de départ et fait un appuie long pour relâcher la souris dans la direction du trajet souhaité. Le clique permet également de donner la couleur de référence pour la construction du chemin suivi. Le chemin se construit en recherchant, en fonction de la direction, la zone qui comporte le plus de points correspondants à la couleur de référence. <text:s/></text:p>
      <text:p text:style-name="P2"/>
      <text:p text:style-name="P2"/>
      <text:p text:style-name="P2"/>
      <text:p text:style-name="P2"/>
      <text:p text:style-name="P2">Algorithme de coordonnées GPS :</text:p>
      <text:p text:style-name="P2"><text:tab/></text:p>
      <text:p text:style-name="P2"/>
      <text:list xml:id="list798242311" text:continue-list="list1810506626" text:style-name="L2">
        <text:list-header>
          <text:p text:style-name="P7"/>
          <text:p text:style-name="P7">zoom</text:p>
        </text:list-header>
        <text:list-item>
          <text:p text:style-name="P7">wiget</text:p>
        </text:list-item>
        <text:list-item>
          <text:p text:style-name="P7">gps</text:p>
        </text:list-item>
        <text:list-item>
          <text:p text:style-name="P7"><text:soft-page-break/>confort d'utilisation</text:p>
        </text:list-item>
      </text:list>
      <text:p text:style-name="P2"/>
      <text:p text:style-name="P2"/>
      <text:p text:style-name="P2"/>
      <text:p text:style-name="P2"/>
      <text:p text:style-name="P2"/>
      <text:p text:style-name="P2"/>
      <text:p text:style-name="P2"/>
      <text:p text:style-name="P2">Partie 2 :</text:p>
      <text:p text:style-name="P2"><text:tab/><text:span text:style-name="T7">Conception et ergonomie du logiciel.</text:span></text:p>
      <text:p text:style-name="P2"/>
      <text:p text:style-name="P3"><text:tab/><text:span text:style-name="T5">Dans cette première sous partie nous allons traiter des choix que nous avons fait en terme d'ergonomie ainsi que de gestion de notre fenêtre.</text:span></text:p>
      <text:p text:style-name="P1"><text:tab/>Le point de départ du stage fut la fenêtre, nous l'avons implémenté sous forme de classe héritant de « QMainWindow », la classe servant à implémenter les fenêtres principales. Nous avons donc doté notre classe d'un constructeur qui créer notre logiciel, ainsi que de plusieurs « slots ». Un « slot » en langage Qt est une fonction qui <text:s/>est appelée quand s'est produit un événement, celui-ci est relié à un signal au travers d'une méthode « connect() ». Le déroulement d'une méthode « connect() » est la suivante : un événement se produit par l'envoie d'un « emit » du par un clique ou encore une sélection, le slot est appelé et s'exécute. </text:p>
      <text:p text:style-name="P1"><text:tab/>Au niveau de l'organisation de notre fenêtre nous avons décidé de la découper en quatre partie.</text:p>
      <text:p text:style-name="P3"><text:span text:style-name="T5">La première est dédié à la barre de menu</text:span> (<text:span text:style-name="T10">QMenu</text:span><text:span text:style-name="T3"> </text:span><text:span text:style-name="T5">*</text:span><text:span text:style-name="T1">menuFichier</text:span><text:span text:style-name="T3"> </text:span><text:span text:style-name="T5">=</text:span><text:span text:style-name="T3"> </text:span>menuBar<text:span text:style-name="T5">()-&gt;</text:span>addMenu<text:span text:style-name="T5">(</text:span><text:span text:style-name="T8">"&amp;Fichier"</text:span><text:span text:style-name="T5">);</text:span>) <text:span text:style-name="T5">où l'on retrouve trois onglets : Fichier, Edition, et Affichage. </text:span></text:p>
      <text:p text:style-name="P3"><text:tab/><text:span text:style-name="T5">Fichier comporte cinq QAction (Un QAction représente interaction avec l'utilisateur permettant l’envoie d'un événement) :</text:span></text:p>
      <text:list xml:id="list552875128" text:style-name="L7">
        <text:list-item>
          <text:list>
            <text:list-item>
              <text:p text:style-name="P13">Ouvrir, pour la sélection de l'image qui va servir de base pour la création du chemin. Le raccourci clavier « ctrl+O » est-utilisé.</text:p>
            </text:list-item>
            <text:list-item>
              <text:p text:style-name="P13">Charger, qui permet de charger un projet qui a déjà été enregistrer. Le chemin est automatiquement recréé et les coordonnées GPS, s'il y en a, sont de nouveau replacées ainsi que les icônes. Le raccourci clavier « ctrl+C » est-utilisé.</text:p>
            </text:list-item>
            <text:list-item>
              <text:p text:style-name="P13">Sauvegarder le projet sous, cette action est grisé de base puisqu'il n'y a rien à enregistrer. Elle s'active quand une image est chargée ou encore un projet. Elle permet donc de pouvoir enregistrer un projet à l'emplacement que l'on souhaite le point de départ étant la racine. </text:p>
            </text:list-item>
            <text:list-item>
              <text:p text:style-name="P13">Sauvegarder le projet, permet de sauvegarder les modifications apportées depuis la <text:soft-page-break/>dernière sauvegarde. Le raccourci clavier « ctrl+S » est-utilisé.</text:p>
            </text:list-item>
            <text:list-item>
              <text:p text:style-name="P13">Quitter, permet de quitter le programme. Le raccourci clavier « ctrl+Q» est-utilisé.</text:p>
            </text:list-item>
          </text:list>
        </text:list-item>
      </text:list>
      <text:p text:style-name="P1"><text:tab/>Edition possède une action, celle de pouvoir exporter le projet au format GPX sachant que cette fonction n'est possible que dans le cas où l'utilisateur à déjà entré des coordonnées et dessiné un chemin. Le raccourci est « ctrl+E ».</text:p>
      <text:p text:style-name="P1"><text:tab/>Affichage, quand à lui, en possède trois :</text:p>
      <text:list xml:id="list1688304523" text:style-name="L8">
        <text:list-item>
          <text:list>
            <text:list-item>
              <text:p text:style-name="P14">Zoom avant, permet de faire un zoom sur l'image à l'endroit où le clic à été enregistrer. Le zoom est de 1,25 avec comme raccourcie « ctrl+W »</text:p>
            </text:list-item>
            <text:list-item>
              <text:p text:style-name="P14">Zoom arrière, de même mais le zoom à une valeur de 0,8 et comme raccourci clavier « ctrl+alt+W »</text:p>
            </text:list-item>
            <text:list-item>
              <text:p text:style-name="P14">Afficher le gestionnaire GPS, qui permet d'afficher la zone dédié à l'édition des coordonnées. Son raccourcie clavier est « ctrl+D.</text:p>
            </text:list-item>
          </text:list>
        </text:list-item>
      </text:list>
      <text:p text:style-name="P1">Ces trois zones sont grisées du moment où il n'y a pas de d'image ou de projet chargé.</text:p>
      <text:p text:style-name="P3"><text:span text:style-name="T6"><text:tab/>La fenêtre possède également une barre d'outil (QToolBar *toolbar = addToolBar("Barre d'outils");) reprenant des QAction, présentées ci-dessus, comme « Ouvrir un projet », « Sauvegarder un projet », les deux types de zoom et le « Gestionnaire GPS », mais aussi fermer le projet et une zone où apparaît la couleur sélectionnée par le clique gauche de la souris (zone blanche par défaut). Les différentes actions sont représentées par des icônes et sont séparées les une des autres de façon à ce que plus lisible. Toutes les actions de ce widget sont reliés par des connect()</text:span> (<text:span text:style-name="T10">QObject</text:span><text:span text:style-name="T5">::</text:span>connect<text:span text:style-name="T5">(quitter,</text:span><text:span text:style-name="T3"> </text:span><text:span text:style-name="T12">SIGNAL</text:span><text:span text:style-name="T5">(</text:span>triggered<text:span text:style-name="T5">()),</text:span><text:span text:style-name="T3"> </text:span>qApp<text:span text:style-name="T5">,</text:span><text:span text:style-name="T3"> </text:span><text:span text:style-name="T12">SLOT</text:span><text:span text:style-name="T5">(</text:span>quit<text:span text:style-name="T5">()));), </text:span><text:span text:style-name="T6">ils sont également tous grisés au lancement dans la fenêtre sauf l'icône « Ouvrir ».</text:span></text:p>
      <text:p text:style-name="P3"><text:span text:style-name="T6"><text:tab/>La troisième zone est un QdockWidget (</text:span><text:span text:style-name="T11">QDockWidget</text:span><text:span text:style-name="T4"> </text:span><text:span text:style-name="T6">*</text:span><text:span text:style-name="T4"> </text:span><text:span text:style-name="T2">dock</text:span><text:span text:style-name="T6"> =</text:span><text:span text:style-name="T4"> </text:span><text:span text:style-name="T13">new</text:span><text:span text:style-name="T4"> </text:span><text:span text:style-name="T11">QDockWidget</text:span><text:span text:style-name="T6">(trUtf8(</text:span><text:span text:style-name="T9">"Gestion</text:span><text:span text:style-name="T4"> </text:span><text:span text:style-name="T9">des</text:span><text:span text:style-name="T4"> </text:span><text:span text:style-name="T9">coordonnées</text:span><text:span text:style-name="T4"> </text:span><text:span text:style-name="T9">:"</text:span><text:span text:style-name="T6">),</text:span><text:span text:style-name="T4"> </text:span><text:span text:style-name="T13">this</text:span><text:span text:style-name="T6">);) . Cette zone est utilisé uniquement pour la gestion GPS, elle est elle même divisée en trois partie. La première pour la saisie des coordonnées en décimales en deux parties pour les deux points. Les points sont divisés entre latitude(de <text:s/>(-90,0000 à +90,0000) et longitude (allant de -180,0000 à +180,0000). La deuxième est dédiée aux coordonnées en format sexagésimales ou degrés minutes secondes divisées en trois zones d'édition correspondant à ce format, toujours divisé entre latitude et longitude. Les deux zones possèdent deux boutons valider, vérifiant avant d'envoyer les données que toutes les zones sont non vide. <text:s/></text:span></text:p>
      <text:p text:style-name="P3"><text:span text:style-name="T6"><text:tab/>La dernière zone possède également deux boutons, un pour l'export des données au format .gpx <text:s/>(toujours grisés du moment que le format n'est pas correcte) et l'autre pour réinitialisé les deux icônes à positionner sur la carte. Ces trois parties sont organisées de façon suivante les zones d'insertions sont dans une « box » verticale (</text:span><text:span text:style-name="T11">QVBoxLayout</text:span><text:span text:style-name="T6">*</text:span><text:span text:style-name="T4"> </text:span><text:span text:style-name="T6">VdockLayout1</text:span><text:span text:style-name="T4"> </text:span><text:span text:style-name="T6">=</text:span><text:span text:style-name="T4"> </text:span><text:span text:style-name="T13">new</text:span><text:span text:style-name="T4"> </text:span><text:span text:style-name="T11">QVBoxLayout</text:span><text:span text:style-name="T6">() ;), placé dans une « box » horizontale (</text:span><text:span text:style-name="T11">QHBoxLayout</text:span><text:span text:style-name="T6">*</text:span><text:span text:style-name="T4"> </text:span><text:span text:style-name="T6">HdockLayout1</text:span><text:span text:style-name="T4"> </text:span><text:span text:style-name="T6">=</text:span><text:span text:style-name="T4"> </text:span><text:span text:style-name="T13">new</text:span><text:span text:style-name="T4"> </text:span><text:soft-page-break/><text:span text:style-name="T11">QHBoxLayout</text:span><text:span text:style-name="T6">();), le tout dans une verticale ce qui permet une bonne lecture de ce widget. Nous avons choisi d'utilisé un QdockWidget de façon à bien séparé cette partie, puisque l'utilisateur peut très bien construire son projet sans même avoir besoin d'y mettre des points et ne sert qu'à l'export. </text:span></text:p>
      <text:p text:style-name="P15"><text:s text:c="2"/></text:p>
      <text:p text:style-name="P16"><text:tab/></text:p>
      <text:p text:style-name="P16"/>
      <text:p text:style-name="P16"/>
      <text:p text:style-name="P16"/>
      <text:p text:style-name="P16"/>
      <text:p text:style-name="P17">Développement d'un widget sous Qt.</text:p>
      <text:p text:style-name="P16"/>
      <text:p text:style-name="P16"><text:tab/></text:p>
      <text:p text:style-name="P16"/>
      <text:p text:style-name="P16"/>
      <text:p text:style-name="P17">Liaison avec les coordonnées GPS.</text:p>
      <text:p text:style-name="P16"/>
      <text:p text:style-name="P16"><text:tab/>La dernière partie est intégrée au widget. Dans un premier temps l'utilisateur est amené à se placer dans le gestionnaire pour pouvoir exporter le projet. Il y a deux méthodes, pour un même résultat, la première est d'utiliser le placement des deux icônes sur la carte, permettant de relever la position du clique avant la transformation en coordonnée GPS, puis en faisant le parallèle avec les coordonnées saisies par l'utilisateur soit décimale soit sexagésimale, l'autre méthode est l'inverse de la première saisir les coordonnées et après placer les icônes sur la carte. </text:p>
      <text:p text:style-name="P16"><text:tab/>Au niveau du placement de l'icône, il faut être dans le gestionnaire, le placement ne peut s'effectuer que deux fois (pour les deux points), il faut réinitialisé ces points pour pouvoir les replacés par la suite mais cela ne réinitialise pas <text:s/>pour autant les coordonnées gps <text:s/>sais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20:51:50.11</meta:creation-date>
    <dc:date>2012-05-25T09:46:21</dc:date>
    <meta:editing-duration>PT9H12M17S</meta:editing-duration>
    <meta:editing-cycles>37</meta:editing-cycles>
    <meta:generator>LibreOffice/3.4$Linux LibreOffice_project/340m1$Build-502</meta:generator>
    <dc:creator>Quentin </dc:creator>
    <meta:document-statistic meta:table-count="0" meta:image-count="0" meta:object-count="0" meta:page-count="7" meta:paragraph-count="100" meta:word-count="1849" meta:character-count="11343" meta:non-whitespace-character-count="9560"/>
  </office:meta>
</office:document-meta>
</file>